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10 10</text:span></text:p>
      <text:p text:style-name="P1"><text:span text:style-name="T1"><text:s/>7 62 8 24 5 25 3 84 4 47 6 38 2 82 0 93 9 24 1 66</text:span></text:p>
      <text:p text:style-name="P1"><text:span text:style-name="T1"><text:s/>5 47 2 97 8 92 9 22 1 93 4 29 7 56 3 80 0 78 6 67</text:span></text:p>
      <text:p text:style-name="P1"><text:span text:style-name="T1"><text:s/>1 45 7 46 6 22 2 26 9 38 0 69 4 40 3 33 8 75 5 96</text:span></text:p>
      <text:p text:style-name="P1"><text:span text:style-name="T1"><text:s/>4 85 8 76 5 68 9 88 3 36 6 75 2 56 1 35 0 77 7 85</text:span></text:p>
      <text:p text:style-name="P1"><text:span text:style-name="T1"><text:s/>8 60 9 20 7 25 3 63 4 81 0 52 1 30 5 98 6 54 2 86</text:span></text:p>
      <text:p text:style-name="P1"><text:span text:style-name="T1"><text:s/>3 87 9 73 5 51 2 95 4 65 1 86 6 22 8 58 0 80 7 65</text:span></text:p>
      <text:p text:style-name="P1"><text:span text:style-name="T1"><text:s/>5 81 2 53 7 57 6 71 9 81 0 43 4 26 8 54 3 58 1 69</text:span></text:p>
      <text:p text:style-name="P1"><text:span text:style-name="T1"><text:s/>4 20 6 86 5 21 8 79 9 62 2 34 0 27 1 81 7 30 3 46</text:span></text:p>
      <text:p text:style-name="P1"><text:span text:style-name="T1"><text:s/>9 68 6 66 5 98 8 86 7 66 0 56 3 82 1 95 4 47 2 78</text:span></text:p>
      <text:p text:style-name="P1"><text:span text:style-name="T1"><text:s/>0 30 3 50 7 34 2 58 1 77 5 34 8 84 4 40 9 46 6 44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